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1cm" style:rel-column-width="165*"/>
    </style:style>
    <style:style style:name="Tableau1.C" style:family="table-column">
      <style:table-column-properties style:column-width="0.293cm" style:rel-column-width="166*"/>
    </style:style>
    <style:style style:name="Tableau1.E" style:family="table-column">
      <style:table-column-properties style:column-width="0.295cm" style:rel-column-width="167*"/>
    </style:style>
    <style:style style:name="Tableau1.Ar" style:family="table-column">
      <style:table-column-properties style:column-width="0.302cm" style:rel-column-width="17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265743" officeooo:paragraph-rsid="00265743" fo:background-color="transparent"/>
    </style:style>
    <style:style style:name="P9" style:family="paragraph" style:parent-style-name="Standard">
      <style:text-properties style:use-window-font-color="true" officeooo:rsid="00219b0e" officeooo:paragraph-rsid="00166040" fo:background-color="transparent"/>
    </style:style>
    <style:style style:name="P10" style:family="paragraph" style:parent-style-name="Standard">
      <style:text-properties style:use-window-font-color="true" officeooo:rsid="00219b0e" officeooo:paragraph-rsid="00219b0e" fo:background-color="transparent"/>
    </style:style>
    <style:style style:name="P11" style:family="paragraph" style:parent-style-name="Standard">
      <style:text-properties style:use-window-font-color="true" officeooo:rsid="0032d6cf" officeooo:paragraph-rsid="0032d6cf" fo:background-color="transparent"/>
    </style:style>
    <style:style style:name="P12" style:family="paragraph" style:parent-style-name="Standard">
      <style:text-properties style:use-window-font-color="true" officeooo:rsid="00336d0d" officeooo:paragraph-rsid="00336d0d" fo:background-color="transparent"/>
    </style:style>
    <style:style style:name="P13" style:family="paragraph" style:parent-style-name="Standard">
      <style:text-properties style:use-window-font-color="true" officeooo:rsid="0037a8cf" officeooo:paragraph-rsid="0037a8cf" fo:background-color="transparent"/>
    </style:style>
    <style:style style:name="P14" style:family="paragraph" style:parent-style-name="Standard">
      <style:text-properties style:use-window-font-color="true" officeooo:rsid="0020bb53" officeooo:paragraph-rsid="002922d7" fo:background-color="#706e0c"/>
    </style:style>
    <style:style style:name="P15" style:family="paragraph" style:parent-style-name="Standard">
      <style:text-properties officeooo:paragraph-rsid="0037ffed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2d6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36d0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officeooo:rsid="0012a5bb" officeooo:paragraph-rsid="00166040" fo:background-color="#b2b2b2"/>
    </style:style>
    <style:style style:name="P20" style:family="paragraph" style:parent-style-name="Standard">
      <style:text-properties style:use-window-font-color="true" officeooo:rsid="003cfd47" officeooo:paragraph-rsid="003cfd47" fo:background-color="#b2b2b2"/>
    </style:style>
    <style:style style:name="P21" style:family="paragraph" style:parent-style-name="Standard">
      <style:text-properties style:use-window-font-color="true" officeooo:rsid="0012a5bb" officeooo:paragraph-rsid="00166040" fo:background-color="#ff5429"/>
    </style:style>
    <style:style style:name="P22" style:family="paragraph" style:parent-style-name="Standard">
      <style:text-properties style:use-window-font-color="true" officeooo:rsid="003d95af" officeooo:paragraph-rsid="003d95af" fo:background-color="#ff5429"/>
    </style:style>
    <style:style style:name="P23" style:family="paragraph" style:parent-style-name="Standard">
      <style:text-properties style:use-window-font-color="true" officeooo:rsid="003d95af" officeooo:paragraph-rsid="003d95af" fo:background-color="#000000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29c8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cf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cf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d95a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219b0e"/>
    </style:style>
    <style:style style:name="T5" style:family="text">
      <style:text-properties officeooo:rsid="002cba8c"/>
    </style:style>
    <style:style style:name="T6" style:family="text">
      <style:text-properties officeooo:rsid="0035fdb4"/>
    </style:style>
    <style:style style:name="T7" style:family="text">
      <style:text-properties officeooo:rsid="0037ffed"/>
    </style:style>
    <style:style style:name="T8" style:family="text">
      <style:text-properties style:use-window-font-color="true" officeooo:rsid="0034ef5e" fo:background-color="transparent" loext:char-shading-value="0"/>
    </style:style>
    <style:style style:name="T9" style:family="text">
      <style:text-properties style:use-window-font-color="true" officeooo:rsid="0035fdb4" fo:background-color="transparent" loext:char-shading-value="0"/>
    </style:style>
    <style:style style:name="T10" style:family="text">
      <style:text-properties style:use-window-font-color="true" officeooo:rsid="00336d0d" fo:background-color="transparent" loext:char-shading-value="0"/>
    </style:style>
    <style:style style:name="T11" style:family="text">
      <style:text-properties style:use-window-font-color="true" officeooo:rsid="00392a22" fo:background-color="transparent" loext:char-shading-value="0"/>
    </style:style>
    <style:style style:name="T12" style:family="text">
      <style:text-properties fo:background-color="#706e0c" loext:char-shading-value="0"/>
    </style:style>
    <style:style style:name="T13" style:family="text">
      <style:text-properties fo:background-color="#706e0c" loext:char-shading-value="0"/>
    </style:style>
    <style:style style:name="T14" style:family="text">
      <style:text-properties fo:background-color="#ff860d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 table:number-columns-repeated="5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 table:number-columns-repeated="4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 table:number-columns-repeated="4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 table:number-columns-repeated="7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/>
        <table:table-column table:style-name="Tableau1.E"/>
        <table:table-column table:style-name="Tableau1.A"/>
        <table:table-column table:style-name="Tableau1.C" table:number-columns-repeated="5"/>
        <table:table-column table:style-name="Tableau1.A"/>
        <table:table-column table:style-name="Tableau1.E"/>
        <table:table-column table:style-name="Tableau1.C"/>
        <table:table-column table:style-name="Tableau1.A"/>
        <table:table-column table:style-name="Tableau1.C" table:number-columns-repeated="4"/>
        <table:table-column table:style-name="Tableau1.Ar"/>
        <table:table-row table:style-name="Tableau1.1">
          <table:table-cell table:style-name="Tableau1.A1" office:value-type="string">
            <text:p text:style-name="P2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1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c1" office:value-type="string">
            <text:p text:style-name="P18">0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0</text:p>
          </table:table-cell>
          <table:table-cell table:style-name="Tableau1.z1" office:value-type="string">
            <text:p text:style-name="P24">0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0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0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1</text:p>
          </table:table-cell>
          <table:table-cell table:style-name="Tableau1.z1" office:value-type="string">
            <text:p text:style-name="P24">0</text:p>
          </table:table-cell>
          <table:table-cell table:style-name="Tableau1.z1" office:value-type="string">
            <text:p text:style-name="P24">0</text:p>
          </table:table-cell>
          <table:table-cell table:style-name="Tableau1.AO1" office:value-type="string">
            <text:p text:style-name="P26">0</text:p>
          </table:table-cell>
          <table:table-cell table:style-name="Tableau1.AP1" office:value-type="string">
            <text:p text:style-name="P16">0</text:p>
          </table:table-cell>
          <table:table-cell table:style-name="Tableau1.AP1" office:value-type="string">
            <text:p text:style-name="P25">0</text:p>
          </table:table-cell>
          <table:table-cell table:style-name="Tableau1.AP1" office:value-type="string">
            <text:p text:style-name="P17">0</text:p>
          </table:table-cell>
          <table:table-cell table:style-name="Tableau1.AP1" office:value-type="string">
            <text:p text:style-name="P25">0</text:p>
          </table:table-cell>
          <table:table-cell table:style-name="Tableau1.AP1" office:value-type="string">
            <text:p text:style-name="P16">1</text:p>
          </table:table-cell>
          <table:table-cell table:style-name="Tableau1.AP1" office:value-type="string">
            <text:p text:style-name="P16">0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1</text:p>
          </table:table-cell>
          <table:table-cell table:style-name="Tableau1.AV1" office:value-type="string">
            <text:p text:style-name="P16">1</text:p>
          </table:table-cell>
          <table:table-cell table:style-name="Tableau1.AV1" office:value-type="string">
            <text:p text:style-name="P16">1</text:p>
          </table:table-cell>
          <table:table-cell table:style-name="Tableau1.AV1" office:value-type="string">
            <text:p text:style-name="P16">0</text:p>
          </table:table-cell>
          <table:table-cell table:style-name="Tableau1.AV1" office:value-type="string">
            <text:p text:style-name="P16">1</text:p>
          </table:table-cell>
          <table:table-cell table:style-name="Tableau1.AV1" office:value-type="string">
            <text:p text:style-name="P16">0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0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0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g1" office:value-type="string">
            <text:p text:style-name="P16">1</text:p>
          </table:table-cell>
          <table:table-cell table:style-name="Tableau1.Ar1" office:value-type="string">
            <text:p text:style-name="P16">0</text:p>
          </table:table-cell>
        </table:table-row>
      </table:table>
      <text:p text:style-name="Standard"/>
      <text:p text:style-name="P5"/>
      <text:p text:style-name="P23">1 bit « vide »</text:p>
      <text:p text:style-name="P22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9"/>
      <text:p text:style-name="P14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</text:span><text:span text:style-name="T3">23 bits</text:span></text:p>
      <text:p text:style-name="Standard"/>
      <text:p text:style-name="P19">Altitude<text:span text:style-name="T1"> </text:span><text:span text:style-name="T2">= 15 bits</text:span></text:p>
      <text:p text:style-name="P19"><text:span text:style-name="T2"/></text:p>
      <text:p text:style-name="P20"><text:span text:style-name="T14">Bit de signe pour température</text:span><text:span text:style-name="T1"> = 1 bit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4"/>
      <text:p text:style-name="P10">Total = <text:span text:style-name="T5">94 bits</text:span></text:p>
      <text:p text:style-name="P10"/>
      <text:p text:style-name="P11">Exemple des donneés :</text:p>
      <text:p text:style-name="P11"/>
      <text:p text:style-name="P15"><text:span text:style-name="T8">Latitude = 47995861 </text:span><text:span text:style-name="T9">(</text:span>÷ <text:span text:style-name="T7">1 000 000 </text:span><text:span text:style-name="T9">=47.995861) <text:tab/><text:tab/><text:tab/><text:tab/><text:tab/></text:span><text:span text:style-name="T11">Coordonnées</text:span><text:span text:style-name="T9"> </text:span><text:span text:style-name="T11">GPS 47.995861, 0.205248 → Lycée Touchard Washington</text:span><text:span text:style-name="T9"><text:tab/></text:span></text:p>
      <text:p text:style-name="P12">Bit de signe = 0 (positif)</text:p>
      <text:p text:style-name="P15"><text:span text:style-name="T10">Longitude = 205248 </text:span><text:span text:style-name="T9">(</text:span>÷ <text:span text:style-name="T7">1 000 000 </text:span><text:span text:style-name="T9">= 0.205248)</text:span></text:p>
      <text:p text:style-name="P13">Altitude = 19900 mètres</text:p>
      <text:p text:style-name="P11">Température = <text:span text:style-name="T6">2 °C</text:span></text:p>
      <text:p text:style-name="P11">Pression = 58 hPa</text:p>
      <text:p text:style-name="P11">Radiation = 3950 cpm</text:p>
      <text:p text:style-name="P6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22T09:30:18.529399105</dc:date>
    <meta:editing-duration>PT10H20M32S</meta:editing-duration>
    <meta:editing-cycles>19</meta:editing-cycles>
    <meta:generator>LibreOffice/6.3.5.2$Linux_X86_64 LibreOffice_project/30$Build-2</meta:generator>
    <meta:document-statistic meta:table-count="1" meta:image-count="0" meta:object-count="0" meta:page-count="1" meta:paragraph-count="114" meta:word-count="196" meta:character-count="592" meta:non-whitespace-character-count="504"/>
  </office:meta>
</office:document-meta>
</file>